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6000001177FDFB7D5.png"/>
  <manifest:file-entry manifest:media-type="image/png" manifest:full-path="Pictures/100000000000017A0000011A9C3D7E4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cm" svg:stroke-color="#000000"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0000" draw:textarea-horizontal-align="center" draw:textarea-vertical-align="middle"/>
    </style:style>
    <style:style style:name="gr4" style:family="graphic" style:parent-style-name="standard">
      <style:graphic-properties svg:stroke-width="0.1cm" svg:stroke-color="#4c4c4c" draw:marker-start-width="0.35cm" draw:marker-end-width="0.35cm" draw:fill="none" draw:fill-color="#000000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548cm" svg:height="9.84cm" svg:x="10cm" svg:y="10.66cm">
          <draw:image xlink:href="Pictures/10000000000000D6000001177FDFB7D5.png" xlink:type="simple" xlink:show="embed" xlink:actuate="onLoad">
            <text:p/>
          </draw:image>
        </draw:frame>
        <draw:custom-shape draw:style-name="gr2" draw:text-style-name="P1" draw:layer="layout" svg:width="4.5cm" svg:height="1.5cm" draw:transform="rotate (0.716457657943537) translate (13.721cm 14.81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ircle draw:style-name="gr3" draw:text-style-name="P1" draw:layer="layout" svg:width="1.5cm" svg:height="1.5cm" svg:x="13.5cm" svg:y="14.6cm">
          <text:p/>
        </draw:circle>
        <draw:frame draw:style-name="gr1" draw:text-style-name="P1" draw:layer="layout" svg:width="13.332cm" svg:height="9.946cm" svg:x="1.168cm" svg:y="1.1cm">
          <draw:image xlink:href="Pictures/100000000000017A0000011A9C3D7E42.png" xlink:type="simple" xlink:show="embed" xlink:actuate="onLoad">
            <text:p/>
          </draw:image>
        </draw:frame>
        <draw:ellipse draw:style-name="gr4" draw:text-style-name="P1" draw:layer="layout" svg:width="3.5cm" svg:height="4.5cm" svg:x="6.5cm" svg:y="3.9cm">
          <text:p/>
        </draw:ellipse>
        <draw:ellipse draw:style-name="gr4" draw:text-style-name="P1" draw:layer="layout" svg:width="10.9cm" svg:height="12.4cm" svg:x="8.5cm" svg:y="9.5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Tomasz Koziara</meta:initial-creator>
    <meta:creation-date>2010-01-04T18:43:34</meta:creation-date>
    <dc:date>2010-01-04T19:11:51</dc:date>
    <dc:creator>Tomasz Koziara</dc:creator>
    <meta:editing-duration>PT00H21M49S</meta:editing-duration>
    <meta:editing-cycles>5</meta:editing-cycles>
    <meta:generator>OpenOffice.org/3.1$Unix OpenOffice.org_project/310m19$Build-9420</meta:generator>
    <meta:document-statistic meta:object-count="6"/>
  </office:meta>
</office:document-meta>
</file>